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style:language-asian="ko" style:country-asian="KR"/>
    </style:style>
    <style:style style:name="T1" style:family="text">
      <style:text-properties style:language-asian="ko" style:country-asian="KR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1<text:span text:style-name="T1">년 6월 1일</text:span></text:p>
      <text:list xml:id="list42472110" text:style-name="L1">
        <text:list-item>
          <text:p text:style-name="P1"><text:span text:style-name="T1">Harris corner detector 를 포팅.</text:span></text:p>
        </text:list-item>
      </text:list>
      <text:p text:style-name="Standard"><text:span text:style-name="T1"/></text:p>
      <text:p text:style-name="Standard"><text:span text:style-name="T1">2011년 6월 2일</text:span></text:p>
      <text:list xml:id="list42479109" text:style-name="L2">
        <text:list-item>
          <text:p text:style-name="P2"><text:span text:style-name="T1">Guided matching 까지 구현함.</text:span></text:p>
        </text:list-item>
      </text:list>
      <text:p text:style-name="Standard"><text:span text:style-name="T1"/></text:p>
      <text:p text:style-name="P3">작업 중 수행한 것</text:p>
      <text:p text:style-name="P3">- Irfanview 에서 pgm의 batch conversion을 지원한다. 여기서 8bit per plane을 선택해야 siftwin32가 인식을 할 수 있다는 사실을 알아 두어야 한다.</text:p>
      <text:p text:style-name="Standard"><text:span text:style-name="T1"/></text:p>
      <text:p text:style-name="P3">현재 해야 할 것들.</text:p>
      <text:p text:style-name="P3"><text:s/>- SIFTWin32 를 실행시키면 현재 폴더안의 pgm 파일들에 대한 key파일을 전부 추출해낸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yon Lim</meta:initial-creator>
    <meta:creation-date>2011-06-02T22:31:45.51</meta:creation-date>
    <dc:date>2011-06-02T23:26:39.81</dc:date>
    <dc:creator>Hyon Lim</dc:creator>
    <meta:editing-duration>PT55M2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8" meta:word-count="75" meta:character-count="259"/>
  </office:meta>
</office:document-meta>
</file>